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86c0" officeooo:paragraph-rsid="002086c0"/>
    </style:style>
    <style:style style:name="P2" style:family="paragraph" style:parent-style-name="Standard">
      <style:text-properties officeooo:rsid="0020f727" officeooo:paragraph-rsid="0020f727"/>
    </style:style>
    <style:style style:name="P3" style:family="paragraph" style:parent-style-name="Standard">
      <style:text-properties officeooo:rsid="0020f727" officeooo:paragraph-rsid="0022c99e"/>
    </style:style>
    <style:style style:name="P4" style:family="paragraph" style:parent-style-name="Standard">
      <style:text-properties officeooo:rsid="0020f727" officeooo:paragraph-rsid="0023f306"/>
    </style:style>
    <style:style style:name="P5" style:family="paragraph" style:parent-style-name="Standard">
      <style:text-properties officeooo:rsid="0020f727" officeooo:paragraph-rsid="0024424d"/>
    </style:style>
    <style:style style:name="P6" style:family="paragraph" style:parent-style-name="Standard">
      <style:text-properties officeooo:paragraph-rsid="0020f727"/>
    </style:style>
    <style:style style:name="P7" style:family="paragraph" style:parent-style-name="Standard">
      <style:text-properties officeooo:paragraph-rsid="0024424d"/>
    </style:style>
    <style:style style:name="P8" style:family="paragraph" style:parent-style-name="Standard">
      <style:text-properties officeooo:paragraph-rsid="0022c99e"/>
    </style:style>
    <style:style style:name="P9" style:family="paragraph" style:parent-style-name="Standard">
      <style:text-properties officeooo:rsid="00248556" officeooo:paragraph-rsid="00248556"/>
    </style:style>
    <style:style style:name="P10" style:family="paragraph" style:parent-style-name="Standard">
      <style:text-properties fo:color="#00a933" fo:font-style="italic" fo:font-weight="bold" officeooo:rsid="00248556" officeooo:paragraph-rsid="00248556" style:font-style-asian="italic" style:font-weight-asian="bold" style:font-style-complex="italic" style:font-weight-complex="bold"/>
    </style:style>
    <style:style style:name="P11" style:family="paragraph" style:parent-style-name="Standard" style:list-style-name="L1">
      <style:text-properties officeooo:paragraph-rsid="0024424d"/>
    </style:style>
    <style:style style:name="P12" style:family="paragraph" style:parent-style-name="Standard" style:list-style-name="L1">
      <style:text-properties officeooo:paragraph-rsid="002086c0"/>
    </style:style>
    <style:style style:name="P13" style:family="paragraph" style:parent-style-name="Standard" style:list-style-name="L1">
      <style:text-properties officeooo:rsid="0020f727" officeooo:paragraph-rsid="0020f727"/>
    </style:style>
    <style:style style:name="P14" style:family="paragraph" style:parent-style-name="Standard" style:list-style-name="L1">
      <style:text-properties officeooo:rsid="0020f727" officeooo:paragraph-rsid="0022c99e"/>
    </style:style>
    <style:style style:name="P15" style:family="paragraph" style:parent-style-name="Standard" style:list-style-name="L1">
      <style:text-properties fo:font-weight="normal" officeooo:rsid="0020f727" officeooo:paragraph-rsid="0024424d" style:font-weight-asian="normal" style:font-weight-complex="normal"/>
    </style:style>
    <style:style style:name="P16" style:family="paragraph" style:parent-style-name="Standard" style:list-style-name="L2">
      <style:text-properties officeooo:rsid="00248556" officeooo:paragraph-rsid="00248556"/>
    </style:style>
    <style:style style:name="P17" style:family="paragraph" style:parent-style-name="Standard" style:list-style-name="L2">
      <style:text-properties officeooo:rsid="00258161" officeooo:paragraph-rsid="00258161"/>
    </style:style>
    <style:style style:name="P18" style:family="paragraph" style:parent-style-name="Standard" style:list-style-name="L1" style:master-page-name="">
      <loext:graphic-properties draw:fill="none"/>
      <style:paragraph-properties fo:margin-left="1.3cm" fo:margin-right="-1.6cm" fo:text-indent="-0.7cm" style:auto-text-indent="false" style:page-number="auto" fo:background-color="transparent"/>
      <style:text-properties officeooo:rsid="0020f727" officeooo:paragraph-rsid="0024424d"/>
    </style:style>
    <style:style style:name="T1" style:family="text">
      <style:text-properties fo:color="#c9211e"/>
    </style:style>
    <style:style style:name="T2" style:family="text">
      <style:text-properties fo:color="#c9211e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c9211e" officeooo:rsid="0020f727"/>
    </style:style>
    <style:style style:name="T4" style:family="text">
      <style:text-properties officeooo:rsid="0020f727"/>
    </style:style>
    <style:style style:name="T5" style:family="text">
      <style:text-properties fo:color="#00a933"/>
    </style:style>
    <style:style style:name="T6" style:family="text">
      <style:text-properties fo:color="#00a933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00a933" fo:font-style="italic" fo:font-weight="bold" officeooo:rsid="0024424d" style:font-style-asian="italic" style:font-weight-asian="bold" style:font-style-complex="italic" style:font-weight-complex="bold"/>
    </style:style>
    <style:style style:name="T8" style:family="text">
      <style:text-properties fo:color="#00a933" fo:font-style="italic" fo:font-weight="bold" officeooo:rsid="0020f727" style:font-style-asian="italic" style:font-weight-asian="bold" style:font-style-complex="italic" style:font-weight-complex="bold"/>
    </style:style>
    <style:style style:name="T9" style:family="text">
      <style:text-properties fo:color="#00a933" fo:font-style="italic" officeooo:rsid="0020f727" style:font-style-asian="italic" style:font-style-complex="italic"/>
    </style:style>
    <style:style style:name="T10" style:family="text">
      <style:text-properties fo:color="#00a933" officeooo:rsid="0022c99e"/>
    </style:style>
    <style:style style:name="T11" style:family="text">
      <style:text-properties fo:color="#ff0000"/>
    </style:style>
    <style:style style:name="T12" style:family="text">
      <style:text-properties fo:color="#ff0000" officeooo:rsid="0022c99e"/>
    </style:style>
    <style:style style:name="T13" style:family="text">
      <style:text-properties fo:font-weight="bold" officeooo:rsid="0020f727" style:font-weight-asian="bold" style:font-weight-complex="bold"/>
    </style:style>
    <style:style style:name="T14" style:family="text">
      <style:text-properties fo:font-weight="bold" officeooo:rsid="0022c99e" style:font-weight-asian="bold" style:font-weight-complex="bold"/>
    </style:style>
    <style:style style:name="T15" style:family="text">
      <style:text-properties fo:font-weight="bold" officeooo:rsid="0020f727" fo:background-color="#ffff00" loext:char-shading-value="0" style:font-weight-asian="bold" style:font-weight-complex="bold"/>
    </style:style>
    <style:style style:name="T16" style:family="text">
      <style:text-properties fo:font-weight="bold" officeooo:rsid="0022c99e" fo:background-color="#ffff00" loext:char-shading-value="0" style:font-weight-asian="bold" style:font-weight-complex="bold"/>
    </style:style>
    <style:style style:name="T17" style:family="text">
      <style:text-properties fo:font-weight="bold" officeooo:rsid="0022c99e" fo:background-color="#ffbf00" loext:char-shading-value="0" style:font-weight-asian="bold" style:font-weight-complex="bold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22c99e" fo:background-color="#ffff00" loext:char-shading-value="0"/>
    </style:style>
    <style:style style:name="T20" style:family="text">
      <style:text-properties officeooo:rsid="0022c99e"/>
    </style:style>
    <style:style style:name="T21" style:family="text">
      <style:text-properties officeooo:rsid="0024424d"/>
    </style:style>
    <style:style style:name="T22" style:family="text">
      <style:text-properties fo:color="#000000"/>
    </style:style>
    <style:style style:name="T23" style:family="text">
      <style:text-properties fo:background-color="#81d41a" loext:char-shading-value="0"/>
    </style:style>
    <style:style style:name="T24" style:family="text">
      <style:text-properties fo:color="#bf0041"/>
    </style:style>
    <style:style style:name="T25" style:family="text">
      <style:text-properties officeooo:rsid="0026432c"/>
    </style:style>
    <style:style style:name="T26" style:family="text">
      <style:text-properties officeooo:rsid="002086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<text:span text:style-name="T1">grep</text:span> command </text:p>
      <text:list xml:id="list4222195138" text:style-name="L1">
        <text:list-item>
          <text:p text:style-name="P12"><text:span text:style-name="T26">Able to search through files and standard </text:span><text:span text:style-name="T25">output</text:span></text:p>
        </text:list-item>
        <text:list-item>
          <text:p text:style-name="P13">search for any input you give <text:s/>it </text:p>
        </text:list-item>
      </text:list>
      <text:p text:style-name="P10">Single file</text:p>
      <text:p text:style-name="P6"><text:span text:style-name="T13">Searching for specific letters within a text file</text:span><text:span text:style-name="T4"> </text:span></text:p>
      <text:list xml:id="list172437575790923" text:continue-numbering="true" text:style-name="L1">
        <text:list-item>
          <text:p text:style-name="P13">Searching for the letter <text:span text:style-name="T5">e</text:span> in a text file -&gt; <text:span text:style-name="T11">grep</text:span> <text:span text:style-name="T5">e</text:span> words.txt</text:p>
        </text:list-item>
      </text:list>
      <text:p text:style-name="P2"/>
      <text:p text:style-name="P6"><text:span text:style-name="T13">Searching for specific letters within a text file. Then counting the number of lines (NOT TIMES) that the letter appeared in. You must use the </text:span><text:span text:style-name="T15">-c </text:span><text:span text:style-name="T13">option</text:span></text:p>
      <text:list xml:id="list172438023614920" text:continue-numbering="true" text:style-name="L1">
        <text:list-item>
          <text:p text:style-name="P13">Searching for the letter <text:span text:style-name="T5">e</text:span> in a text file -&gt; <text:span text:style-name="T11">grep</text:span> <text:span text:style-name="T18">-c</text:span> <text:span text:style-name="T5">e</text:span> words.txt</text:p>
        </text:list-item>
      </text:list>
      <text:p text:style-name="P2"/>
      <text:p text:style-name="P8"><text:span text:style-name="T13">Searching for specific letters within a text file. Then counting the number of lines (NOT TIMES) that the letter </text:span><text:span text:style-name="T17">DID NOT</text:span><text:span text:style-name="T14"> appear in these lines.</text:span><text:span text:style-name="T13"> You must use the </text:span><text:span text:style-name="T15">-</text:span><text:span text:style-name="T16">v</text:span><text:span text:style-name="T15"> </text:span><text:span text:style-name="T13">option</text:span></text:p>
      <text:list xml:id="list172436812908305" text:continue-numbering="true" text:style-name="L1">
        <text:list-item>
          <text:p text:style-name="P14">S<text:span text:style-name="T20">howing all the times the letter e was not mentioned using the v option </text:span><text:span text:style-name="T19">-v</text:span> -&gt; <text:span text:style-name="T1">grep</text:span> -v e gadsby_manuscript.txt</text:p>
        </text:list-item>
      </text:list>
      <text:p text:style-name="P3"/>
      <text:p text:style-name="P8"><text:span text:style-name="T13">Searching for specific letters within a text file. Then counting the number of lines (NOT TIMES) that the letter </text:span><text:span text:style-name="T17">DID NOT</text:span><text:span text:style-name="T14"> appear in these lines.</text:span><text:span text:style-name="T13"> You must use the </text:span><text:span text:style-name="T15">-</text:span><text:span text:style-name="T16">v</text:span><text:span text:style-name="T15"> </text:span><text:span text:style-name="T13">option. </text:span><text:span text:style-name="T14">Then count for the number of lines</text:span></text:p>
      <text:list xml:id="list172437174332105" text:continue-numbering="true" text:style-name="L1">
        <text:list-item>
          <text:p text:style-name="P14">S<text:span text:style-name="T20">howing all the times the letter e was not mentioned using the v option </text:span><text:span text:style-name="T19">-v</text:span> -&gt; <text:span text:style-name="T1">grep</text:span> -v e gadsby_manuscript.txt <text:span text:style-name="T20">| wc -l</text:span></text:p>
        </text:list-item>
      </text:list>
      <text:p text:style-name="P9"/>
      <text:p text:style-name="P9"><text:span text:style-name="T6">multiple files</text:span> </text:p>
      <text:p text:style-name="P7"><text:span text:style-name="T13">Searching for specific letters within </text:span><text:span text:style-name="T7">multiple text </text:span><text:span text:style-name="T8">file</text:span><text:span text:style-name="T7">s</text:span><text:span text:style-name="T9"> </text:span></text:p>
      <text:list xml:id="list172437785630654" text:continue-numbering="true" text:style-name="L1">
        <text:list-item>
          <text:p text:style-name="P11"><text:span text:style-name="T4">Searching for the </text:span><text:span text:style-name="T21">words so</text:span><text:span text:style-name="T4"> in </text:span><text:span text:style-name="T7">multiple</text:span><text:span text:style-name="T21"> </text:span><text:span text:style-name="T4">text file</text:span><text:span text:style-name="T21">s</text:span><text:span text:style-name="T4"> -&gt; </text:span><text:span text:style-name="T3">grep</text:span><text:span text:style-name="T4"> "so" gadsby_manuscript.txt words.txt</text:span></text:p>
        </text:list-item>
      </text:list>
      <text:p text:style-name="P5"/>
      <text:p text:style-name="P7"><text:span text:style-name="T13">Searching for specific letters within </text:span><text:span text:style-name="T7">multiple text files</text:span><text:span text:style-name="T13">. Then counting the number of lines (NOT TIMES) that the letter appeared in. You must use the </text:span><text:span text:style-name="T15">-c </text:span><text:span text:style-name="T13">option</text:span></text:p>
      <text:list xml:id="list172436981231917" text:continue-numbering="true" text:style-name="L1">
        <text:list-item>
          <text:p text:style-name="P15"><text:span text:style-name="T20">Searching for the letter </text:span><text:span text:style-name="T10">e</text:span><text:span text:style-name="T20"> in a text file -&gt; </text:span><text:span text:style-name="T12">grep</text:span><text:span text:style-name="T20"> </text:span><text:span text:style-name="T19">-c</text:span><text:span text:style-name="T20"> <text:s/></text:span><text:span text:style-name="T10">“e” </text:span><text:span text:style-name="T22">gadsby_manuscript.txt</text:span><text:span text:style-name="T5"> <text:s/></text:span><text:span text:style-name="T20">words.txt</text:span></text:p>
        </text:list-item>
      </text:list>
      <text:p text:style-name="P4"/>
      <text:p text:style-name="P7"><text:span text:style-name="T13">Searching for specific letters within </text:span><text:span text:style-name="T7">multiple text files</text:span><text:span text:style-name="T13">. Then counting the number of lines (NOT TIMES) that the letter </text:span><text:span text:style-name="T14">DID NOT appear in these lines.</text:span><text:span text:style-name="T13"> You must use the </text:span><text:span text:style-name="T15">-</text:span><text:span text:style-name="T16">v</text:span><text:span text:style-name="T15"> </text:span><text:span text:style-name="T13">option. </text:span><text:span text:style-name="T14">Then count for the number of lines</text:span></text:p>
      <text:list xml:id="list172438277114383" text:continue-numbering="true" text:style-name="L1">
        <text:list-item>
          <text:p text:style-name="P18">S<text:span text:style-name="T20">howing all the times the letter e was not mentioned using the v option </text:span><text:span text:style-name="T19">-v</text:span> -&gt; <text:span text:style-name="T1">grep</text:span> -v e gadsby_manuscript.txt <text:span text:style-name="T20">| wc -l</text:span></text:p>
        </text:list-item>
      </text:list>
      <text:p text:style-name="P5"/>
      <text:p text:style-name="P9"><text:span text:style-name="T6">Single File search using </text:span><text:span text:style-name="T2">grep</text:span><text:span text:style-name="T6"> instead of </text:span><text:span text:style-name="T2">find</text:span> </text:p>
      <text:list xml:id="list965589124" text:style-name="L2">
        <text:list-item>
          <text:p text:style-name="P16">ls folder1 | grep file.txt </text:p>
          <text:list>
            <text:list-item>
              <text:p text:style-name="P16">find a file called file.txt in folder1 and display its content </text:p>
            </text:list-item>
          </text:list>
        </text:list-item>
        <text:list-item>
          <text:p text:style-name="P17">using the <text:span text:style-name="T1">grep</text:span> command with the <text:span text:style-name="T1">man</text:span> command</text:p>
          <text:list>
            <text:list-item>
              <text:p text:style-name="P17"><text:span text:style-name="T1">man</text:span> <text:span text:style-name="T18">-k </text:span><text:span text:style-name="T24">print</text:span> | <text:span text:style-name="T1">grep</text:span> <text:s/>files </text:p>
            </text:list-item>
            <text:list-item>
              <text:p text:style-name="P17">The <text:span text:style-name="T1">man</text:span> <text:s/><text:span text:style-name="T18">-k </text:span>print -&gt; will find any command that can provide <text:span text:style-name="T24">print</text:span> in it </text:p>
            </text:list-item>
            <text:list-item>
              <text:p text:style-name="P17">| <text:span text:style-name="T1">grep</text:span> <text:span text:style-name="T23">files</text:span> -&gt; pipe to grep everything and grep will show the results that only contain the word <text:span text:style-name="T23">files</text:span> </text:p>
              <text:p text:style-name="P17"/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7T17:11:41.329258514</meta:creation-date>
    <meta:generator>LibreOffice/6.4.7.2$Linux_X86_64 LibreOffice_project/40$Build-2</meta:generator>
    <dc:date>2022-01-22T17:24:36.168638125</dc:date>
    <meta:editing-duration>PT36M25S</meta:editing-duration>
    <meta:editing-cycles>6</meta:editing-cycles>
    <meta:document-statistic meta:table-count="0" meta:image-count="0" meta:object-count="0" meta:page-count="1" meta:paragraph-count="27" meta:word-count="410" meta:character-count="2185" meta:non-whitespace-character-count="1801"/>
  </office:meta>
</office:document-meta>
</file>